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64Encoder.encod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64Encoder.encode( byte [ ] b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se64Encoder.encodeAtom( byte [ ] b , int strt , int lef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7">
            <text:p text:style-name="Table_20_Contents">37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Base64Encoder.Base64En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